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auto-grow-height="false" fo:min-height="1.274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color="#000000" draw:fill="none" draw:fill-color="#ffffff" draw:auto-grow-height="false" fo:min-height="1.02cm"/>
    </style:style>
    <style:style style:name="gr3" style:family="graphic" style:parent-style-name="standard">
      <style:graphic-properties draw:stroke="solid" svg:stroke-color="#000000" draw:fill="none" draw:fill-color="#ffffff" draw:auto-grow-height="false" fo:min-height="1.274cm"/>
    </style:style>
    <style:style style:name="gr4" style:family="graphic" style:parent-style-name="standard">
      <style:graphic-properties draw:stroke="solid" svg:stroke-color="#000000" draw:fill="none" draw:fill-color="#ffffff" draw:auto-grow-height="false" fo:min-height="0.639cm"/>
    </style:style>
    <style:style style:name="gr5" style:family="graphic" style:parent-style-name="standard">
      <style:graphic-properties draw:marker-end="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svg:stroke-width="0.051cm" svg:stroke-color="#9966cc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color="#000000" draw:fill="none" draw:fill-color="#ffffff" draw:auto-grow-height="false" fo:min-height="1.02cm" fo:padding-left="0.203cm" fo:padding-right="0.203cm"/>
    </style:style>
    <style:style style:name="gr9" style:family="graphic" style:parent-style-name="standard">
      <style:graphic-properties draw:stroke="none" svg:stroke-color="#000000" draw:fill="none" draw:fill-color="#ffffff" fo:min-height="0.635cm"/>
    </style:style>
    <style:style style:name="gr10" style:family="graphic" style:parent-style-name="standard">
      <style:graphic-properties draw:stroke="solid" svg:stroke-color="#000000" draw:fill="none" draw:fill-color="#ffffff" draw:auto-grow-height="false" fo:min-height="0.385cm"/>
    </style:style>
    <style:style style:name="gr11" style:family="graphic" style:parent-style-name="standard">
      <style:graphic-properties draw:stroke="solid" svg:stroke-width="0.051cm" svg:stroke-color="#000000" draw:marker-start-width="0.376cm" draw:marker-end-width="0.376cm" draw:fill="none" draw:fill-color="#ffffff" draw:auto-grow-height="false" fo:min-height="1.02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9966cc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  <style:text-properties fo:color="#000000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line-height="100%" fo:text-align="center" fo:text-indent="0cm"/>
      <style:text-properties fo:font-size="12pt" style:font-size-asian="12pt" style:font-size-complex="12pt"/>
    </style:style>
    <style:style style:name="P4" style:family="paragraph">
      <style:paragraph-properties fo:margin-left="0cm" fo:margin-right="0cm" fo:line-height="100%" fo:text-align="center" fo:text-indent="0cm"/>
      <style:text-properties fo:color="#000000"/>
    </style:style>
    <style:style style:name="P5" style:family="paragraph">
      <style:paragraph-properties fo:margin-left="0cm" fo:margin-right="0cm" fo:line-height="100%" fo:text-align="center" fo:text-indent="0cm"/>
      <style:text-properties fo:color="#000000"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100%" fo:text-align="center" fo:text-indent="0cm"/>
      <style:text-properties fo:font-size="8pt" style:font-size-asian="8pt" style:font-size-complex="8pt"/>
    </style:style>
    <style:style style:name="P8" style:family="paragraph">
      <style:paragraph-properties fo:margin-left="0cm" fo:margin-right="0cm" fo:line-height="100%" fo:text-align="center" fo:text-indent="0cm"/>
      <style:text-properties fo:font-size="10pt" style:font-size-asian="10pt" style:font-size-complex="10pt"/>
    </style:style>
    <style:style style:name="P9" style:family="paragraph">
      <style:paragraph-properties fo:margin-left="0cm" fo:margin-right="0cm" fo:line-height="100%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text-properties fo:color="#6b2394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/>
      <style:text-properties fo:font-weight="bold"/>
    </style:style>
    <style:style style:name="P12" style:family="paragraph">
      <style:paragraph-properties fo:margin-left="0cm" fo:margin-right="0cm" fo:line-height="100%" fo:text-align="center" fo:text-indent="0cm"/>
      <style:text-properties fo:font-size="12pt" fo:font-weight="bold" style:font-size-asian="12pt" style:font-size-complex="12pt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  <style:text-properties fo:color="#6b2394" fo:font-size="10pt" style:font-size-asian="10pt" style:font-size-complex="10pt"/>
    </style:style>
    <style:style style:name="T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6b2394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3.81cm" svg:height="0.889cm" svg:x="1.27cm" svg:y="13.585cm">
          <draw:text-box>
            <text:p text:style-name="P1"><text:span text:style-name="T1">MAESTROeX/</text:span></text:p>
          </draw:text-box>
        </draw:frame>
        <draw:frame draw:style-name="gr2" draw:text-style-name="P3" xml:id="id10" draw:id="id10" draw:layer="layout" svg:width="4.318cm" svg:height="0.889cm" svg:x="15.24cm" svg:y="15.49cm">
          <draw:text-box>
            <text:p text:style-name="P1"><text:span text:style-name="T2">EOS/...</text:span></text:p>
          </draw:text-box>
        </draw:frame>
        <draw:frame draw:style-name="gr3" draw:text-style-name="P3" xml:id="id13" draw:id="id13" draw:layer="layout" svg:width="4.318cm" svg:height="0.889cm" svg:x="15.24cm" svg:y="17.395cm">
          <draw:text-box>
            <text:p text:style-name="P1"><text:span text:style-name="T2">networks/...</text:span></text:p>
          </draw:text-box>
        </draw:frame>
        <draw:frame draw:style-name="gr4" draw:text-style-name="P3" xml:id="id2" draw:id="id2" draw:layer="layout" svg:width="4.318cm" svg:height="0.889cm" svg:x="8.255cm" svg:y="10.41cm">
          <draw:text-box>
            <text:p text:style-name="P1"><text:span text:style-name="T2">Exec/</text:span></text:p>
          </draw:text-box>
        </draw:frame>
        <draw:frame draw:style-name="gr2" draw:text-style-name="P3" xml:id="id3" draw:id="id3" draw:layer="layout" svg:width="4.318cm" svg:height="0.889cm" svg:x="8.255cm" svg:y="13.585cm">
          <draw:text-box>
            <text:p text:style-name="P1"><text:span text:style-name="T2">Microphysics/</text:span></text:p>
          </draw:text-box>
        </draw:frame>
        <draw:frame draw:style-name="gr3" draw:text-style-name="P5" xml:id="id17" draw:id="id17" draw:layer="layout" svg:width="4.318cm" svg:height="0.889cm" svg:x="8.255cm" svg:y="16.76cm">
          <draw:text-box>
            <text:p text:style-name="P4"><text:span text:style-name="T3">constants/</text:span></text:p>
          </draw:text-box>
        </draw:frame>
        <draw:connector draw:style-name="gr5" draw:text-style-name="P6" draw:layer="layout" draw:line-skew="0.305cm" svg:x1="5.08cm" svg:y1="14.029cm" svg:x2="8.255cm" svg:y2="10.854cm" draw:start-shape="id1" draw:start-glue-point="1" draw:end-shape="id2" draw:end-glue-point="3" svg:d="M5080 14029h1905v-3175h1270" svg:viewBox="0 0 3176 3176">
          <text:p/>
        </draw:connector>
        <draw:connector draw:style-name="gr6" draw:text-style-name="P6" draw:layer="layout" svg:x1="5.08cm" svg:y1="14.029cm" svg:x2="8.255cm" svg:y2="14.029cm" draw:start-shape="id1" draw:start-glue-point="1" draw:end-shape="id3" draw:end-glue-point="3" svg:d="M5080 14029h3175" svg:viewBox="0 0 3176 1">
          <text:p/>
        </draw:connector>
        <draw:frame draw:style-name="gr2" draw:text-style-name="P3" xml:id="id7" draw:id="id7" draw:layer="layout" svg:width="4.318cm" svg:height="0.889cm" svg:x="15.24cm" svg:y="13.585cm">
          <draw:text-box>
            <text:p text:style-name="P1"><text:span text:style-name="T2">conductivity/...</text:span></text:p>
          </draw:text-box>
        </draw:frame>
        <draw:frame draw:style-name="gr4" draw:text-style-name="P3" xml:id="id4" draw:id="id4" draw:layer="layout" svg:width="4.318cm" svg:height="0.889cm" svg:x="8.255cm" svg:y="7.235cm">
          <draw:text-box>
            <text:p text:style-name="P1"><text:span text:style-name="T2">Docs/</text:span></text:p>
          </draw:text-box>
        </draw:frame>
        <draw:connector draw:style-name="gr5" draw:text-style-name="P6" draw:layer="layout" draw:line-skew="0.305cm" svg:x1="5.08cm" svg:y1="14.029cm" svg:x2="8.255cm" svg:y2="7.679cm" draw:start-shape="id1" draw:start-glue-point="1" draw:end-shape="id4" svg:d="M5080 14029h1905v-6350h1270" svg:viewBox="0 0 3176 6351">
          <text:p/>
        </draw:connector>
        <draw:connector draw:style-name="gr7" draw:text-style-name="P6" draw:layer="layout" draw:type="curve" svg:x1="27.305cm" svg:y1="4.762cm" svg:x2="24.13cm" svg:y2="8.568cm" draw:start-shape="id5" draw:start-glue-point="1" draw:end-shape="id6" draw:end-glue-point="1" svg:d="M27305 4762c751 0 2339 3806-3175 3806" svg:viewBox="0 0 3978 3807">
          <text:p/>
        </draw:connector>
        <draw:frame draw:style-name="gr8" draw:text-style-name="P7" xml:id="id11" draw:id="id11" draw:layer="layout" svg:width="3.175cm" svg:height="0.635cm" svg:x="20.955cm" svg:y="15.236cm">
          <draw:text-box>
            <text:p text:style-name="P1"><text:span text:style-name="T4">...</text:span></text:p>
          </draw:text-box>
        </draw:frame>
        <draw:frame draw:style-name="gr2" draw:text-style-name="P8" xml:id="id12" draw:id="id12" draw:layer="layout" svg:width="3.175cm" svg:height="0.635cm" svg:x="20.955cm" svg:y="16.074cm">
          <draw:text-box>
            <text:p text:style-name="P1"><text:span text:style-name="T5">...</text:span></text:p>
          </draw:text-box>
        </draw:frame>
        <draw:frame draw:style-name="gr2" draw:text-style-name="P7" xml:id="id14" draw:id="id14" draw:layer="layout" svg:width="3.175cm" svg:height="0.635cm" svg:x="20.955cm" svg:y="17.141cm">
          <draw:text-box>
            <text:p text:style-name="P1"><text:span text:style-name="T4">...</text:span></text:p>
          </draw:text-box>
        </draw:frame>
        <draw:frame draw:style-name="gr2" draw:text-style-name="P8" xml:id="id15" draw:id="id15" draw:layer="layout" svg:width="3.175cm" svg:height="0.635cm" svg:x="20.955cm" svg:y="17.979cm">
          <draw:text-box>
            <text:p text:style-name="P1"><text:span text:style-name="T5">...</text:span></text:p>
          </draw:text-box>
        </draw:frame>
        <draw:frame draw:style-name="gr8" draw:text-style-name="P7" xml:id="id8" draw:id="id8" draw:layer="layout" svg:width="3.175cm" svg:height="0.635cm" svg:x="20.955cm" svg:y="13.331cm">
          <draw:text-box>
            <text:p text:style-name="P1"><text:span text:style-name="T4">...</text:span></text:p>
          </draw:text-box>
        </draw:frame>
        <draw:frame draw:style-name="gr2" draw:text-style-name="P8" xml:id="id9" draw:id="id9" draw:layer="layout" svg:width="3.175cm" svg:height="0.635cm" svg:x="20.955cm" svg:y="14.169cm">
          <draw:text-box>
            <text:p text:style-name="P1"><text:span text:style-name="T5">...</text:span></text:p>
          </draw:text-box>
        </draw:frame>
        <draw:connector draw:style-name="gr6" draw:text-style-name="P6" draw:layer="layout" svg:x1="19.558cm" svg:y1="14.029cm" svg:x2="20.955cm" svg:y2="13.648cm" draw:start-shape="id7" draw:start-glue-point="1" draw:end-shape="id8" draw:end-glue-point="3" svg:d="M19558 14029h699v-381h698" svg:viewBox="0 0 1398 382">
          <text:p/>
        </draw:connector>
        <draw:connector draw:style-name="gr6" draw:text-style-name="P6" draw:layer="layout" svg:x1="19.558cm" svg:y1="14.029cm" svg:x2="20.955cm" svg:y2="14.486cm" draw:start-shape="id7" draw:start-glue-point="1" draw:end-shape="id9" draw:end-glue-point="3" svg:d="M19558 14029h699v457h698" svg:viewBox="0 0 1398 458">
          <text:p/>
        </draw:connector>
        <draw:connector draw:style-name="gr6" draw:text-style-name="P6" draw:layer="layout" svg:x1="19.558cm" svg:y1="15.934cm" svg:x2="20.955cm" svg:y2="15.553cm" draw:start-shape="id10" draw:start-glue-point="1" draw:end-shape="id11" draw:end-glue-point="3" svg:d="M19558 15934h699v-381h698" svg:viewBox="0 0 1398 382">
          <text:p/>
        </draw:connector>
        <draw:connector draw:style-name="gr6" draw:text-style-name="P6" draw:layer="layout" svg:x1="19.558cm" svg:y1="15.934cm" svg:x2="20.955cm" svg:y2="16.391cm" draw:start-shape="id10" draw:start-glue-point="1" draw:end-shape="id12" draw:end-glue-point="3" svg:d="M19558 15934h699v457h698" svg:viewBox="0 0 1398 458">
          <text:p/>
        </draw:connector>
        <draw:connector draw:style-name="gr6" draw:text-style-name="P6" draw:layer="layout" svg:x1="19.558cm" svg:y1="17.839cm" svg:x2="20.955cm" svg:y2="17.458cm" draw:start-shape="id13" draw:start-glue-point="1" draw:end-shape="id14" draw:end-glue-point="3" svg:d="M19558 17839h699v-381h698" svg:viewBox="0 0 1398 382">
          <text:p/>
        </draw:connector>
        <draw:connector draw:style-name="gr6" draw:text-style-name="P6" draw:layer="layout" svg:x1="19.558cm" svg:y1="17.839cm" svg:x2="20.955cm" svg:y2="18.296cm" draw:start-shape="id13" draw:start-glue-point="1" draw:end-shape="id15" draw:end-glue-point="3" svg:d="M19558 17839h699v457h698" svg:viewBox="0 0 1398 458">
          <text:p/>
        </draw:connector>
        <draw:frame draw:style-name="gr1" draw:text-style-name="P9" xml:id="id16" draw:id="id16" draw:layer="layout" svg:width="3.81cm" svg:height="0.889cm" svg:x="1.905cm" svg:y="4.826cm">
          <draw:text-box>
            <text:p text:style-name="P1"><text:span text:style-name="T6">amrex/</text:span></text:p>
          </draw:text-box>
        </draw:frame>
        <draw:connector draw:style-name="gr7" draw:text-style-name="P6" draw:layer="layout" draw:type="curve" svg:x1="5.715cm" svg:y1="5.27cm" svg:x2="22.542cm" svg:y2="8.251cm" draw:start-shape="id16" draw:start-glue-point="1" draw:end-shape="id6" draw:end-glue-point="0" svg:d="M5715 5270c11218 0 16827 993 16827 2981" svg:viewBox="0 0 16828 2982">
          <text:p/>
        </draw:connector>
        <draw:frame draw:style-name="gr9" draw:text-style-name="P10" draw:layer="layout" svg:width="5.08cm" svg:height="0.885cm" svg:x="24.765cm" svg:y="6.35cm">
          <draw:text-box>
            <text:p><text:span text:style-name="T7">NETWORK_DIR</text:span></text:p>
          </draw:text-box>
        </draw:frame>
        <draw:frame draw:style-name="gr9" draw:text-style-name="P10" draw:layer="layout" svg:width="5.08cm" svg:height="0.885cm" svg:x="28.575cm" svg:y="2.54cm">
          <draw:text-box>
            <text:p><text:span text:style-name="T7">EOS_DIR</text:span></text:p>
          </draw:text-box>
        </draw:frame>
        <draw:frame draw:style-name="gr9" draw:text-style-name="P10" draw:layer="layout" svg:width="5.08cm" svg:height="0.885cm" svg:x="29.845cm" svg:y="1.02cm">
          <draw:text-box>
            <text:p><text:span text:style-name="T7">CONDUCTIVITY_DIR</text:span></text:p>
          </draw:text-box>
        </draw:frame>
        <draw:frame draw:style-name="gr9" draw:text-style-name="P10" draw:layer="layout" svg:width="5.08cm" svg:height="0.885cm" svg:x="8.255cm" svg:y="4.195cm">
          <draw:text-box>
            <text:p><text:span text:style-name="T7">AMREX_HOME</text:span></text:p>
          </draw:text-box>
        </draw:frame>
        <draw:connector draw:style-name="gr6" draw:text-style-name="P6" draw:layer="layout" draw:line-skew="0.305cm" svg:x1="5.08cm" svg:y1="14.029cm" svg:x2="8.255cm" svg:y2="17.204cm" draw:start-shape="id1" draw:start-glue-point="1" draw:end-shape="id17" draw:end-glue-point="3" svg:d="M5080 14029h1905v3175h1270" svg:viewBox="0 0 3176 3176">
          <text:p/>
        </draw:connector>
        <draw:frame draw:style-name="gr3" draw:text-style-name="P3" xml:id="id18" draw:id="id18" draw:layer="layout" svg:width="4.318cm" svg:height="0.889cm" svg:x="8.255cm" svg:y="19.935cm">
          <draw:text-box>
            <text:p text:style-name="P1"><text:span text:style-name="T2">Utill/</text:span></text:p>
          </draw:text-box>
        </draw:frame>
        <draw:connector draw:style-name="gr6" draw:text-style-name="P6" draw:layer="layout" draw:line-skew="0.305cm" svg:x1="5.08cm" svg:y1="14.029cm" svg:x2="8.255cm" svg:y2="20.379cm" draw:start-shape="id1" draw:start-glue-point="1" draw:end-shape="id18" draw:end-glue-point="3" svg:d="M5080 14029h1905v6350h1270" svg:viewBox="0 0 3176 6351">
          <text:p/>
        </draw:connector>
        <draw:connector draw:style-name="gr6" draw:text-style-name="P6" draw:layer="layout" svg:x1="12.573cm" svg:y1="14.029cm" svg:x2="15.24cm" svg:y2="14.029cm" draw:start-shape="id3" draw:start-glue-point="1" draw:end-shape="id7" draw:end-glue-point="3" svg:d="M12573 14029h2667" svg:viewBox="0 0 2668 1">
          <text:p/>
        </draw:connector>
        <draw:connector draw:style-name="gr6" draw:text-style-name="P6" draw:layer="layout" svg:x1="12.573cm" svg:y1="14.029cm" svg:x2="15.24cm" svg:y2="15.934cm" draw:start-shape="id3" draw:start-glue-point="1" draw:end-shape="id10" draw:end-glue-point="3" svg:d="M12573 14029h1334v1905h1333" svg:viewBox="0 0 2668 1906">
          <text:p/>
        </draw:connector>
        <draw:connector draw:style-name="gr6" draw:text-style-name="P6" draw:layer="layout" svg:x1="12.573cm" svg:y1="14.029cm" svg:x2="15.24cm" svg:y2="17.839cm" draw:start-shape="id3" draw:start-glue-point="1" draw:end-shape="id13" draw:end-glue-point="3" svg:d="M12573 14029h1334v3810h1333" svg:viewBox="0 0 2668 3811">
          <text:p/>
        </draw:connector>
        <draw:frame draw:style-name="gr10" draw:text-style-name="P5" xml:id="id20" draw:id="id20" draw:layer="layout" svg:width="4.318cm" svg:height="0.889cm" svg:x="15.24cm" svg:y="21.205cm">
          <draw:text-box>
            <text:p text:style-name="P4"><text:span text:style-name="T3">simple_log/</text:span></text:p>
          </draw:text-box>
        </draw:frame>
        <draw:frame draw:style-name="gr10" draw:text-style-name="P5" xml:id="id19" draw:id="id19" draw:layer="layout" svg:width="4.318cm" svg:height="0.889cm" svg:x="15.24cm" svg:y="19.935cm">
          <draw:text-box>
            <text:p text:style-name="P4"><text:span text:style-name="T3">model_parser/</text:span></text:p>
          </draw:text-box>
        </draw:frame>
        <draw:connector draw:style-name="gr6" draw:text-style-name="P6" draw:layer="layout" svg:x1="12.573cm" svg:y1="20.379cm" svg:x2="15.24cm" svg:y2="20.379cm" draw:start-shape="id18" draw:start-glue-point="1" draw:end-shape="id19" draw:end-glue-point="3" svg:d="M12573 20379h2667" svg:viewBox="0 0 2668 1">
          <text:p/>
        </draw:connector>
        <draw:connector draw:style-name="gr6" draw:text-style-name="P6" draw:layer="layout" draw:line-skew="0.063cm" svg:x1="12.573cm" svg:y1="20.379cm" svg:x2="15.24cm" svg:y2="21.649cm" draw:start-shape="id18" draw:start-glue-point="1" draw:end-shape="id20" draw:end-glue-point="3" svg:d="M12573 20379h1397v1270h1270" svg:viewBox="0 0 2668 1271">
          <text:p/>
        </draw:connector>
        <draw:frame draw:style-name="gr2" draw:text-style-name="P3" xml:id="id21" draw:id="id21" draw:layer="layout" svg:width="4.318cm" svg:height="0.889cm" svg:x="15.24cm" svg:y="8.505cm">
          <draw:text-box>
            <text:p text:style-name="P1"><text:span text:style-name="T2">TEST_PROBLEMS/</text:span></text:p>
          </draw:text-box>
        </draw:frame>
        <draw:frame draw:style-name="gr3" draw:text-style-name="P3" xml:id="id24" draw:id="id24" draw:layer="layout" svg:width="4.318cm" svg:height="0.889cm" svg:x="15.24cm" svg:y="10.41cm">
          <draw:text-box>
            <text:p text:style-name="P1"><text:span text:style-name="T2">UNIT_TESTS/...</text:span></text:p>
          </draw:text-box>
        </draw:frame>
        <draw:frame draw:style-name="gr2" draw:text-style-name="P3" xml:id="id23" draw:id="id23" draw:layer="layout" svg:width="4.318cm" svg:height="0.889cm" svg:x="15.24cm" svg:y="6.6cm">
          <draw:text-box>
            <text:p text:style-name="P1"><text:span text:style-name="T2">SCIENCE/...</text:span></text:p>
          </draw:text-box>
        </draw:frame>
        <draw:frame draw:style-name="gr8" draw:text-style-name="P7" xml:id="id6" draw:id="id6" draw:layer="layout" svg:width="3.175cm" svg:height="0.635cm" svg:x="20.955cm" svg:y="8.251cm">
          <draw:text-box>
            <text:p text:style-name="P1"><text:span text:style-name="T4">reacting_bubble/</text:span></text:p>
          </draw:text-box>
        </draw:frame>
        <draw:frame draw:style-name="gr2" draw:text-style-name="P8" xml:id="id22" draw:id="id22" draw:layer="layout" svg:width="3.175cm" svg:height="0.635cm" svg:x="20.955cm" svg:y="9.089cm">
          <draw:text-box>
            <text:p text:style-name="P1"><text:span text:style-name="T5">...</text:span></text:p>
          </draw:text-box>
        </draw:frame>
        <draw:connector draw:style-name="gr6" draw:text-style-name="P6" draw:layer="layout" svg:x1="19.558cm" svg:y1="8.949cm" svg:x2="20.955cm" svg:y2="8.568cm" draw:start-shape="id21" draw:start-glue-point="1" draw:end-shape="id6" draw:end-glue-point="3" svg:d="M19558 8949h699v-381h698" svg:viewBox="0 0 1398 382">
          <text:p/>
        </draw:connector>
        <draw:connector draw:style-name="gr6" draw:text-style-name="P6" draw:layer="layout" svg:x1="19.558cm" svg:y1="8.949cm" svg:x2="20.955cm" svg:y2="9.406cm" draw:start-shape="id21" draw:start-glue-point="1" draw:end-shape="id22" draw:end-glue-point="3" svg:d="M19558 8949h699v457h698" svg:viewBox="0 0 1398 458">
          <text:p/>
        </draw:connector>
        <draw:connector draw:style-name="gr6" draw:text-style-name="P6" draw:layer="layout" svg:x1="12.573cm" svg:y1="10.854cm" svg:x2="15.24cm" svg:y2="7.044cm" draw:start-shape="id2" draw:start-glue-point="1" draw:end-shape="id23" svg:d="M12573 10854h1334v-3810h1333" svg:viewBox="0 0 2668 3811">
          <text:p/>
        </draw:connector>
        <draw:connector draw:style-name="gr6" draw:text-style-name="P6" draw:layer="layout" svg:x1="12.573cm" svg:y1="10.854cm" svg:x2="15.24cm" svg:y2="8.949cm" draw:start-shape="id2" draw:start-glue-point="1" draw:end-shape="id21" draw:end-glue-point="3" svg:d="M12573 10854h1334v-1905h1333" svg:viewBox="0 0 2668 1906">
          <text:p/>
        </draw:connector>
        <draw:connector draw:style-name="gr6" draw:text-style-name="P6" draw:layer="layout" svg:x1="12.573cm" svg:y1="10.854cm" svg:x2="15.24cm" svg:y2="10.854cm" draw:start-shape="id2" draw:start-glue-point="1" draw:end-shape="id24" draw:end-glue-point="3" svg:d="M12573 10854h2667" svg:viewBox="0 0 2668 1">
          <text:p/>
        </draw:connector>
        <draw:frame draw:style-name="gr2" draw:text-style-name="P3" xml:id="id28" draw:id="id28" draw:layer="layout" svg:width="4.318cm" svg:height="0.889cm" svg:x="18.415cm" svg:y="2.794cm">
          <draw:text-box>
            <text:p text:style-name="P1"><text:span text:style-name="T2">EOS/...</text:span></text:p>
          </draw:text-box>
        </draw:frame>
        <draw:frame draw:style-name="gr3" draw:text-style-name="P3" xml:id="id31" draw:id="id31" draw:layer="layout" svg:width="4.318cm" svg:height="0.889cm" svg:x="18.415cm" svg:y="4.699cm">
          <draw:text-box>
            <text:p text:style-name="P1"><text:span text:style-name="T2">networks/...</text:span></text:p>
          </draw:text-box>
        </draw:frame>
        <draw:frame draw:style-name="gr11" draw:text-style-name="P12" xml:id="id33" draw:id="id33" draw:layer="layout" svg:width="4.318cm" svg:height="0.889cm" svg:x="11.43cm" svg:y="0.889cm">
          <draw:text-box>
            <text:p text:style-name="P11"><text:span text:style-name="T2">Microphysics/</text:span></text:p>
          </draw:text-box>
        </draw:frame>
        <draw:frame draw:style-name="gr2" draw:text-style-name="P3" xml:id="id25" draw:id="id25" draw:layer="layout" svg:width="4.318cm" svg:height="0.889cm" svg:x="18.415cm" svg:y="0.889cm">
          <draw:text-box>
            <text:p text:style-name="P1"><text:span text:style-name="T2">conductivity/...</text:span></text:p>
          </draw:text-box>
        </draw:frame>
        <draw:frame draw:style-name="gr8" draw:text-style-name="P7" xml:id="id29" draw:id="id29" draw:layer="layout" svg:width="3.175cm" svg:height="0.635cm" svg:x="24.13cm" svg:y="2.54cm">
          <draw:text-box>
            <text:p text:style-name="P1"><text:span text:style-name="T4">helmeos/</text:span></text:p>
          </draw:text-box>
        </draw:frame>
        <draw:frame draw:style-name="gr2" draw:text-style-name="P8" xml:id="id30" draw:id="id30" draw:layer="layout" svg:width="3.175cm" svg:height="0.635cm" svg:x="24.13cm" svg:y="3.378cm">
          <draw:text-box>
            <text:p text:style-name="P1"><text:span text:style-name="T5">...</text:span></text:p>
          </draw:text-box>
        </draw:frame>
        <draw:frame draw:style-name="gr2" draw:text-style-name="P7" xml:id="id5" draw:id="id5" draw:layer="layout" svg:width="3.175cm" svg:height="0.635cm" svg:x="24.13cm" svg:y="4.445cm">
          <draw:text-box>
            <text:p text:style-name="P1"><text:span text:style-name="T4">ignition_simple/</text:span></text:p>
          </draw:text-box>
        </draw:frame>
        <draw:frame draw:style-name="gr2" draw:text-style-name="P8" xml:id="id32" draw:id="id32" draw:layer="layout" svg:width="3.175cm" svg:height="0.635cm" svg:x="24.13cm" svg:y="5.283cm">
          <draw:text-box>
            <text:p text:style-name="P1"><text:span text:style-name="T5">...</text:span></text:p>
          </draw:text-box>
        </draw:frame>
        <draw:frame draw:style-name="gr8" draw:text-style-name="P7" xml:id="id26" draw:id="id26" draw:layer="layout" svg:width="3.175cm" svg:height="0.635cm" svg:x="24.13cm" svg:y="0.635cm">
          <draw:text-box>
            <text:p text:style-name="P1"><text:span text:style-name="T4">timmes_stellar/</text:span></text:p>
          </draw:text-box>
        </draw:frame>
        <draw:frame draw:style-name="gr2" draw:text-style-name="P8" xml:id="id27" draw:id="id27" draw:layer="layout" svg:width="3.175cm" svg:height="0.635cm" svg:x="24.13cm" svg:y="1.473cm">
          <draw:text-box>
            <text:p text:style-name="P1"><text:span text:style-name="T5">...</text:span></text:p>
          </draw:text-box>
        </draw:frame>
        <draw:connector draw:style-name="gr6" draw:text-style-name="P6" draw:layer="layout" svg:x1="22.733cm" svg:y1="1.333cm" svg:x2="24.13cm" svg:y2="0.952cm" draw:start-shape="id25" draw:start-glue-point="1" draw:end-shape="id26" draw:end-glue-point="3" svg:d="M22733 1333h699v-381h698" svg:viewBox="0 0 1398 382">
          <text:p/>
        </draw:connector>
        <draw:connector draw:style-name="gr6" draw:text-style-name="P6" draw:layer="layout" svg:x1="22.733cm" svg:y1="1.333cm" svg:x2="24.13cm" svg:y2="1.79cm" draw:start-shape="id25" draw:start-glue-point="1" draw:end-shape="id27" draw:end-glue-point="3" svg:d="M22733 1333h699v457h698" svg:viewBox="0 0 1398 458">
          <text:p/>
        </draw:connector>
        <draw:connector draw:style-name="gr6" draw:text-style-name="P6" draw:layer="layout" svg:x1="22.733cm" svg:y1="3.238cm" svg:x2="24.13cm" svg:y2="2.857cm" draw:start-shape="id28" draw:start-glue-point="1" draw:end-shape="id29" draw:end-glue-point="3" svg:d="M22733 3238h699v-381h698" svg:viewBox="0 0 1398 382">
          <text:p/>
        </draw:connector>
        <draw:connector draw:style-name="gr6" draw:text-style-name="P6" draw:layer="layout" svg:x1="22.733cm" svg:y1="3.238cm" svg:x2="24.13cm" svg:y2="3.695cm" draw:start-shape="id28" draw:start-glue-point="1" draw:end-shape="id30" draw:end-glue-point="3" svg:d="M22733 3238h699v457h698" svg:viewBox="0 0 1398 458">
          <text:p/>
        </draw:connector>
        <draw:connector draw:style-name="gr6" draw:text-style-name="P6" draw:layer="layout" svg:x1="22.733cm" svg:y1="5.143cm" svg:x2="24.13cm" svg:y2="4.762cm" draw:start-shape="id31" draw:start-glue-point="1" draw:end-shape="id5" draw:end-glue-point="3" svg:d="M22733 5143h699v-381h698" svg:viewBox="0 0 1398 382">
          <text:p/>
        </draw:connector>
        <draw:connector draw:style-name="gr6" draw:text-style-name="P6" draw:layer="layout" svg:x1="22.733cm" svg:y1="5.143cm" svg:x2="24.13cm" svg:y2="5.6cm" draw:start-shape="id31" draw:start-glue-point="1" draw:end-shape="id32" draw:end-glue-point="3" svg:d="M22733 5143h699v457h698" svg:viewBox="0 0 1398 458">
          <text:p/>
        </draw:connector>
        <draw:connector draw:style-name="gr6" draw:text-style-name="P6" draw:layer="layout" svg:x1="15.748cm" svg:y1="1.333cm" svg:x2="18.415cm" svg:y2="1.333cm" draw:start-shape="id33" draw:start-glue-point="1" draw:end-shape="id25" draw:end-glue-point="3" svg:d="M15748 1333h2667" svg:viewBox="0 0 2668 1">
          <text:p/>
        </draw:connector>
        <draw:connector draw:style-name="gr6" draw:text-style-name="P6" draw:layer="layout" svg:x1="15.748cm" svg:y1="1.333cm" svg:x2="18.415cm" svg:y2="3.238cm" draw:start-shape="id33" draw:start-glue-point="1" draw:end-shape="id28" draw:end-glue-point="3" svg:d="M15748 1333h1346v1905h1321" svg:viewBox="0 0 2668 1906">
          <text:p/>
        </draw:connector>
        <draw:connector draw:style-name="gr6" draw:text-style-name="P6" draw:layer="layout" svg:x1="15.748cm" svg:y1="1.333cm" svg:x2="18.415cm" svg:y2="5.143cm" draw:start-shape="id33" draw:start-glue-point="1" draw:end-shape="id31" draw:end-glue-point="3" svg:d="M15748 1333h1346v3810h1321" svg:viewBox="0 0 2668 3811">
          <text:p/>
        </draw:connector>
        <draw:connector draw:style-name="gr12" draw:text-style-name="P6" draw:layer="layout" draw:type="curve" draw:line-skew="2.9cm" svg:x1="27.305cm" svg:y1="0.952cm" svg:x2="24.13cm" svg:y2="8.568cm" draw:start-shape="id26" draw:start-glue-point="1" draw:end-shape="id6" draw:end-glue-point="1" svg:d="M27305 952c5101 0 6689 7616-3175 7616" svg:viewBox="0 0 7216 7617">
          <text:p/>
        </draw:connector>
        <draw:connector draw:style-name="gr12" draw:text-style-name="P6" draw:layer="layout" draw:type="curve" draw:line-skew="1.63cm" svg:x1="27.305cm" svg:y1="2.857cm" svg:x2="24.13cm" svg:y2="8.568cm" draw:start-shape="id29" draw:start-glue-point="1" draw:end-shape="id6" draw:end-glue-point="1" svg:d="M27305 2857c3196 0 4784 5711-3175 5711" svg:viewBox="0 0 5793 5712">
          <text:p/>
        </draw:connector>
        <draw:frame draw:style-name="gr3" draw:text-style-name="P5" xml:id="id34" draw:id="id34" draw:layer="layout" svg:width="4.318cm" svg:height="0.889cm" svg:x="8.255cm" svg:y="22.86cm">
          <draw:text-box>
            <text:p text:style-name="P4"><text:span text:style-name="T3">Source/</text:span></text:p>
          </draw:text-box>
        </draw:frame>
        <draw:connector draw:style-name="gr6" draw:text-style-name="P6" draw:layer="layout" draw:line-skew="0.305cm" svg:x1="5.08cm" svg:y1="14.029cm" svg:x2="8.255cm" svg:y2="23.304cm" draw:start-shape="id1" draw:start-glue-point="1" draw:end-shape="id34" draw:end-glue-point="3" svg:d="M5080 14029h1905v9275h1270" svg:viewBox="0 0 3176 9276">
          <text:p/>
        </draw:connector>
        <draw:frame draw:style-name="gr10" draw:text-style-name="P5" xml:id="id35" draw:id="id35" draw:layer="layout" svg:width="4.318cm" svg:height="0.889cm" svg:x="15.24cm" svg:y="22.86cm">
          <draw:text-box>
            <text:p text:style-name="P4"><text:span text:style-name="T3">Src_nd/</text:span></text:p>
          </draw:text-box>
        </draw:frame>
        <draw:connector draw:style-name="gr6" draw:text-style-name="P6" draw:layer="layout" svg:x1="12.573cm" svg:y1="23.304cm" svg:x2="15.24cm" svg:y2="23.304cm" draw:start-shape="id34" draw:start-glue-point="1" draw:end-shape="id35" draw:end-glue-point="3" svg:d="M12573 23304h2667" svg:viewBox="0 0 2668 1">
          <text:p/>
        </draw:connector>
        <draw:frame draw:style-name="gr9" draw:text-style-name="P14" draw:layer="layout" svg:width="8.89cm" svg:height="1.843cm" svg:x="24.765cm" svg:y="15.24cm">
          <draw:text-box>
            <text:p text:style-name="P13"><text:span text:style-name="T7">Make systems checks to see whether CONDUCTIVITY_DIR, EOS_DIR, or NETWORK_DIR are here first before using Microphysics git rep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initial-creator>Michael Zingale</meta:initial-creator>
    <meta:creation-date>2009-07-08T13:58:41</meta:creation-date>
    <dc:date>2018-02-28T16:35:54.455017897</dc:date>
    <meta:editing-cycles>35</meta:editing-cycles>
    <meta:editing-duration>PT3H44M36S</meta:editing-duration>
    <meta:document-statistic meta:object-count="76"/>
    <meta:user-defined meta:name="Info 1"/>
    <meta:user-defined meta:name="Info 2"/>
    <meta:user-defined meta:name="Info 3"/>
    <meta:user-defined meta:name="Info 4"/>
  </office:meta>
</office:document-meta>
</file>